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master-page-name="Standard">
      <style:paragraph-properties style:page-number="1"/>
    </style:style>
    <style:style style:name="T1" style:family="text">
      <style:text-properties fo:font-size="14pt" style:font-size-asian="14pt" style:font-size-complex="14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blem Definition and Design thinking about Public Transport Optimization</text:span></text:p>
      <text:p text:style-name="P1"/>
      <text:p text:style-name="P1"/>
      <text:p text:style-name="P1"/>
      <text:p text:style-name="Standard"><text:span text:style-name="T2">Optimizing public transport using sensors involves the strategic deployment of sensor technologies to enhance various aspects of public transportation systems. Here are some key areas where sensors can be applied to improve public transport:</text:span></text:p>
      <text:p text:style-name="P2"/>
      <text:p text:style-name="Standard"><text:span text:style-name="T2">1. *Passenger Counting Sensors:*</text:span></text:p>
      <text:p text:style-name="Standard"><text:span text:style-name="T2"><text:s text:c="3"/>- Infrared sensors, cameras, or weight sensors can be used to track the number of passengers boarding and alighting from vehicles. This data helps in optimizing route planning and resource allocation.</text:span></text:p>
      <text:p text:style-name="P2"/>
      <text:p text:style-name="Standard"><text:span text:style-name="T2">2. *Real-time Location Sensors:*</text:span></text:p>
      <text:p text:style-name="Standard"><text:span text:style-name="T2"><text:s text:c="3"/>- GPS or RFID sensors can provide real-time location data for buses, trains, or trams, allowing passengers to track the exact location and arrival times. This improves passenger convenience and reduces wait times.</text:span></text:p>
      <text:p text:style-name="P2"/>
      <text:p text:style-name="Standard"><text:span text:style-name="T2">3. *Traffic and Congestion Sensors:*</text:span></text:p>
      <text:p text:style-name="Standard"><text:span text:style-name="T2"><text:s text:c="3"/>- Traffic sensors and cameras at intersections can provide data on traffic flow and congestion, enabling public transport operators to optimize routes and schedules to avoid delays.</text:span></text:p>
      <text:p text:style-name="P2"/>
      <text:p text:style-name="Standard"><text:span text:style-name="T2">4. *Environmental Sensors:*</text:span></text:p>
      <text:p text:style-name="Standard"><text:span text:style-name="T2"><text:s text:c="3"/>- Sensors can monitor air quality and emissions to assess the environmental impact of public transport systems. This information can be used to implement eco-friendly initiatives.</text:span></text:p>
      <text:p text:style-name="P2"/>
      <text:p text:style-name="Standard"><text:span text:style-name="T2">5. *Maintenance Sensors:*</text:span></text:p>
      <text:p text:style-name="Standard"><text:span text:style-name="T2"><text:s text:c="3"/>- Sensors in vehicles can monitor their health and performance, allowing operators to schedule maintenance proactively and reduce breakdowns, leading to more reliable services.</text:span></text:p>
      <text:p text:style-name="P2"/>
      <text:p text:style-name="Standard"><text:span text:style-name="T2">6. *Contactless Payment Sensors:*</text:span></text:p>
      <text:p text:style-name="Standard"><text:span text:style-name="T2"><text:s text:c="3"/>- NFC (Near Field Communication) and RFID sensors enable contactless ticketing and payment systems, simplifying fare collection and enhancing the passenger experience.</text:span></text:p>
      <text:p text:style-name="P2"/>
      <text:p text:style-name="Standard"><text:span text:style-name="T2">7. *Security and Surveillance Sensors:*</text:span></text:p>
      <text:p text:style-name="Standard"><text:soft-page-break/><text:span text:style-name="T2"><text:s text:c="3"/>- Surveillance cameras and sensors can enhance passenger safety and deter criminal activity on public transport vehicles and at stations.</text:span></text:p>
      <text:p text:style-name="P2"/>
      <text:p text:style-name="Standard"><text:span text:style-name="T2">8. *IoT Sensors for Predictive Analytics:*</text:span></text:p>
      <text:p text:style-name="Standard"><text:span text:style-name="T2"><text:s text:c="3"/>- Internet of Things (IoT) sensors can collect a wide range of data, which can be analyzed using predictive analytics to improve efficiency and safety, from predicting vehicle breakdowns to optimizing energy consumption.</text:span></text:p>
      <text:p text:style-name="P2"/>
      <text:p text:style-name="Standard"><text:span text:style-name="T2">9. *Passenger Comfort Sensors:*</text:span></text:p>
      <text:p text:style-name="Standard"><text:span text:style-name="T2"><text:s text:c="3"/>- Temperature, humidity, and occupancy sensors can help maintain comfortable conditions within vehicles, ensuring a pleasant journey for passengers.</text:span></text:p>
      <text:p text:style-name="P2"/>
      <text:p text:style-name="Standard"><text:span text:style-name="T2">10. *Noise and Vibration Sensors:*</text:span></text:p>
      <text:p text:style-name="Standard"><text:span text:style-name="T2"><text:s text:c="4"/>- Sensors can monitor noise levels and vibrations, ensuring that public transport remains within acceptable limits for passenger comfort and safety.</text:span></text:p>
      <text:p text:style-name="P2"/>
      <text:p text:style-name="Standard"><text:span text:style-name="T2">Designing and implementing an effective sensor-based public transport optimization system requires a comprehensive strategy, data analysis capabilities, and collaboration with technology providers, transportation authorities, and the public. The collected data should be used to make informed decisions and continuously improve the quality and efficiency of public transportation services.</text:span></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390" meta:character-count="2835" meta:non-whitespace-character-count="2437"/>
    <meta:generator>LibreOfficeDev/6.0.5.2$Linux_X86_64 LibreOffice_project/</meta:generator>
  </office:meta>
</office:document-meta>
</file>